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157" calcext:value-type="float">
            <text:p>157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0:39:10.1918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6T11:26:34.514311000</dc:date>
    <meta:editing-duration>P6DT6H49S</meta:editing-duration>
    <meta:editing-cycles>34</meta:editing-cycles>
    <meta:document-statistic meta:table-count="1" meta:cell-count="228" meta:object-count="0"/>
  </office:meta>
</office:document-meta>
</file>